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3cm"/>
    </style:style>
    <style:style style:name="co3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8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MODULO 1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Course Introduc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5">
            <text:p>DIA 1 13-06</text:p>
          </table:table-cell>
          <table:table-cell office:value-type="string" calcext:value-type="string">
            <text:p>Introducción al curso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/>
        </table:table-row>
        <table:table-row table:style-name="ro1">
          <table:covered-table-cell table:style-name="ce3"/>
          <table:table-cell office:value-type="string" calcext:value-type="string">
            <text:p>Un día en la vida de un ingeniero de bases de datos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¿Qué espera aprender? (Cuadro de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Programa del curso: Introducción a las bases de dato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covered-table-cell table:style-name="ce3"/>
          <table:table-cell office:value-type="string" calcext:value-type="string">
            <text:p>Cómo tener éxito en este curso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12"/>
          <table:table-cell table:style-name="ce21" office:value-type="string" calcext:value-type="string">
            <text:p>Bases de datos y datos</text:p>
          </table:table-cell>
          <table:table-cell table:number-columns-repeated="4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5">
            <text:p>DIA 2 14-06</text:p>
          </table:table-cell>
          <table:table-cell office:value-type="string" calcext:value-type="string">
            <text:p>¿Qué es una base de datos?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¿Cómo se relacionan los datos?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Gráficos de ejemplo de datos rela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2"/>
          <table:table-cell office:value-type="string" calcext:value-type="string">
            <text:p>Tipos alternativos de bases de dato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Evolución de la base de dato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6">
            <text:p>DIA 3 15-06</text:p>
          </table:table-cell>
          <table:table-cell office:value-type="string" calcext:value-type="string">
            <text:p>Comprobación de conocimientos: bases de datos y datos (Cuestionario practico 5 p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8"/>
        </table:table-row>
        <table:table-row table:style-name="ro1">
          <table:covered-table-cell table:style-name="ce3"/>
          <table:table-cell table:style-name="ce21" office:value-type="string" calcext:value-type="string">
            <text:p>Introducción a SQL</text:p>
          </table:table-cell>
          <table:table-cell/>
          <table:table-cell table:style-name="ce17" table:number-columns-repeated="2"/>
          <table:table-cell/>
          <table:table-cell table:style-name="ce18"/>
        </table:table-row>
        <table:table-row table:style-name="ro1">
          <table:covered-table-cell table:style-name="ce3"/>
          <table:table-cell office:value-type="string" calcext:value-type="string">
            <text:p>¿Que es un lenguaje de consultas estructurado?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office:value-type="string" calcext:value-type="string">
            <text:p>Uso de SQL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table:style-name="ce13" office:value-type="string" calcext:value-type="string">
            <text:p>Ventajas de SQ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3" office:value-type="string" calcext:value-type="string" table:number-columns-spanned="1" table:number-rows-spanned="6">
            <text:p>DIA 4 16-06</text:p>
          </table:table-cell>
          <table:table-cell office:value-type="string" calcext:value-type="string">
            <text:p>Introducción a la sintaxis SQL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9"/>
        </table:table-row>
        <table:table-row table:style-name="ro1">
          <table:covered-table-cell table:style-name="ce2"/>
          <table:table-cell table:style-name="ce14" office:value-type="string" calcext:value-type="string">
            <text:p>Comandos SQL comune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 table:style-name="ce3"/>
          <table:table-cell table:style-name="ce13" office:value-type="string" calcext:value-type="string">
            <text:p>Comprobación de conocimientos: Revisión de la sintaxis SQL (Cuestionario prác 5p)</text:p>
          </table:table-cell>
          <table:table-cell table:style-name="ce13"/>
          <table:table-cell office:value-type="string" calcext:value-type="string">
            <text:p>X</text:p>
          </table:table-cell>
          <table:table-cell table:number-columns-repeated="2"/>
          <table:table-cell table:style-name="ce13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table:style-name="ce21" office:value-type="string" calcext:value-type="string">
            <text:p>Estructura básica de la base de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e son las tablas en las bases de datos?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7">
            <text:p>DIA 5 17-06</text:p>
          </table:table-cell>
          <table:table-cell office:value-type="string" calcext:value-type="string">
            <text:p>Resumen de tabla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sumen de la estructura de la base de datos (Lectura)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ipos de claves en una tabla de bases de dat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omprobación de conocimientos: Estructura de la base de datos (Cuestionario prac 5p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sumen del módulo: Introducción a las bases de datos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string" calcext:value-type="string">
            <text:p>Cuestionario del módulo: Introducción a las bases de datos (17 jun 23:59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2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Tipos de datos SQL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DIA 6 18-06</text:p>
          </table:table-cell>
          <table:table-cell office:value-type="string" calcext:value-type="string">
            <text:p>Tipos de datos numéric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jercicio: Trabajar con números (laboratorio 1h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toevaluación: Trabajar con números (Cuestionario práctico 5 p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ipos de datos de cadena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jercicio: Trabajar con cadenas (laboratorio 1h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5">
            <text:p>DIA 7 19-06</text:p>
          </table:table-cell>
          <table:table-cell office:value-type="string" calcext:value-type="string">
            <text:p>Autoevaluación: Trabajar con cadenas (Cuestionario práctico 4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Valores predeterminados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rabajar con valores predeterminad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Trabajar con valores predeterminados (Cuestionario practic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legir el tipo de datos adecuado para una columna (laboratorio 1h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IA 8 20-06</text:p>
          </table:table-cell>
          <table:table-cell office:value-type="string" calcext:value-type="string">
            <text:p>Autoevaluación: Elegir el tipo de datos adecuado para una columna (Cuesti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Crear y lee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ase de datos CREATE y DROP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ntencia CREATE TABLE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eclaración ALTER TABLE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9 21-06</text:p>
          </table:table-cell>
          <table:table-cell office:value-type="string" calcext:value-type="string">
            <text:p>Sentencia INSERT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reación de tabla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Crear base de datos, crear tabla e insertar dat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Crear base de datos, crear tabla e insertar datos (Cuest prac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tencia SELECT 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10 22-06</text:p>
          </table:table-cell>
          <table:table-cell office:value-type="string" calcext:value-type="string">
            <text:p>Sentencia INSERT INTO SELECT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Practicar la creación de tabla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Practicar la creación de tablas (cuestionari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mprobación de conocimientos: Crear, insertar y seleccionar (cuesti pract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Actualizar y eliminar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DIA 11 23-06</text:p>
          </table:table-cell>
          <table:table-cell office:value-type="string" calcext:value-type="string">
            <text:p>Actualización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liminación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rcicio: Eliminación de registros (laboratorio 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liminación de registros (cuestionario prac 4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mprobación de conocimientos: Actualizar y eliminar (cuestionario pract 5 p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9">
            <text:p>DIA 12 24-06</text:p>
          </table:table-cell>
          <table:table-cell office:value-type="string" calcext:value-type="string">
            <text:p>Resumen del módulo: Operaciones Create, Read, Update y Delete (CRUD)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Operaciones Create, Read, Update y Delete (CRUD) 24 jun 23:5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5 min</text:p>
          </table:table-cell>
          <table:table-cell table:number-columns-repeated="4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MODULO 3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covered-table-cell/>
          <table:table-cell table:style-name="ce21" office:value-type="string" calcext:value-type="string">
            <text:p>Operadores SQL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peradores aritméticos SQL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operaciones aritméticos SQL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9">
            <text:p>DIA 11 25-06</text:p>
          </table:table-cell>
          <table:table-cell office:value-type="string" calcext:value-type="string">
            <text:p>Operadores en uso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peradores en comparación SQL</text:p>
          </table:table-cell>
          <table:table-cell office:value-type="string" calcext:value-type="string">
            <text:p>6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operadores de comparaciónSQL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Operadores (cuestionario prac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Ordenar y filtrar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láusula ORDER BY</text:p>
          </table:table-cell>
          <table:table-cell office:value-type="string" calcext:value-type="string">
            <text:p>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pos de clasificación/ordenación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áusula WHERE</text:p>
          </table:table-cell>
          <table:table-cell office:value-type="string" calcext:value-type="string">
            <text:p>7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8">
            <text:p>DIA 12 26-06</text:p>
          </table:table-cell>
          <table:table-cell office:value-type="string" calcext:value-type="string">
            <text:p>La cláusula WHERE utiliza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RDER BY y WHERE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ORDER BY y WHERE (cuestionario práctico 4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laúsula SELECT DISTINCT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úsula SELECT DISTINCT en uso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sumen del módulos: Operaciones SQL y datos de clasificación y filtrado</text:p>
          </table:table-cell>
          <table:table-cell office:value-type="string" calcext:value-type="string">
            <text:p>1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6p del módulo: SQL operators and sorting and filtering data 26-jun 23:5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4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Diseño del esquema de la base de dato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4">
            <text:p>DIA 13 27-06</text:p>
          </table:table-cell>
          <table:table-cell office:value-type="string" calcext:value-type="string">
            <text:p>Esquema de base de dato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xploración del esquema de la base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squema en uso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ipos de esquema de base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4 28-06</text:p>
          </table:table-cell>
          <table:table-cell office:value-type="string" calcext:value-type="string">
            <text:p>Elaboración de un esquema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Esquema de la base de datos (cuestionario 5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ve primaria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5 29-06</text:p>
          </table:table-cell>
          <table:table-cell office:value-type="string" calcext:value-type="string">
            <text:p>Clave externa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laves en profundidad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Definición de claves (cuestionario prac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úsqueda de entidades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IA 16 30-06</text:p>
          </table:table-cell>
          <table:table-cell office:value-type="string" calcext:value-type="string">
            <text:p>Diagramas entidad-relación (ERD) (lectura)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laciones y claves de bases de datos (cuestionario practico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table:style-name="ce21" office:value-type="string" calcext:value-type="string">
            <text:p>Normalización de bases de dato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¿Qué es la normalización de bases de datos?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DIA 17 01-07</text:p>
          </table:table-cell>
          <table:table-cell office:value-type="string" calcext:value-type="string">
            <text:p>Normalización de datos (Lectura)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imera forma normal 1NF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egunda forma normal 12F</text:p>
          </table:table-cell>
          <table:table-cell office:value-type="string" calcext:value-type="string">
            <text:p>6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robación de conocimientos: Normalización de bases de datos (cuestionario p 5)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IA 18 02-07</text:p>
          </table:table-cell>
          <table:table-cell office:value-type="string" calcext:value-type="string">
            <text:p>Tercera forma normal 3NF</text:p>
          </table:table-cell>
          <table:table-cell office:value-type="string" calcext:value-type="string">
            <text:p>4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jemplos de esquema de bases de datos (laboratorio 1h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utoevaluación: Ejemplos de esquemas de bases de datos (cuestionario pract 5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sumen del módulo: Diseño de bases de datos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Cuestionario del módulo: Diseño de bases de datos 3 de jul. 23:59 (cuestionar 10 p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ursos adicionale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5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Evaluación calificada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7">
            <text:p>DIA 19 03-07</text:p>
          </table:table-cell>
          <table:table-cell office:value-type="string" calcext:value-type="string">
            <text:p>Resumen del curso: Introducción a bases de datos para el desarrollo backend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erca de la evaluación calificada (lectura)</text:p>
          </table:table-cell>
          <table:table-cell office:value-type="string" calcext:value-type="string">
            <text:p>3 min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Evaluación calificada: Introducción a las bases de datos 3 jul. 23:59 (cuest 20 preguntas)</text:p>
          </table:table-cell>
          <table:table-cell table:number-columns-repeated="5"/>
        </table:table-row>
        <table:table-row table:style-name="ro1">
          <table:covered-table-cell/>
          <table:table-cell table:style-name="ce21" office:value-type="string" calcext:value-type="string">
            <text:p>Resumen del curso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¡Felicitaciones! Ha completado la introducción a las bases de datos para el desarrollo backend.</text:p>
          </table:table-cell>
          <table:table-cell office:value-type="string" calcext:value-type="string">
            <text:p>2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Qué opina del trabajo con bases de datos?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óximos pasos luego de la introducción a las bases de datos (lectura)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 table:number-rows-repeated="10484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8:53:17.878963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04:22.336736820</meta:creation-date>
    <dc:date>2024-06-18T20:07:22.092936957</dc:date>
    <meta:editing-duration>P2DT3H35M42S</meta:editing-duration>
    <meta:editing-cycles>120</meta:editing-cycles>
    <meta:generator>LibreOffice/24.2.3.2$Linux_X86_64 LibreOffice_project/433d9c2ded56988e8a90e6b2e771ee4e6a5ab2ba</meta:generator>
    <meta:document-statistic meta:table-count="1" meta:cell-count="269" meta:object-count="0"/>
  </office:meta>
</office:document-meta>
</file>